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5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TRIALS (55:2-15, 20-2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'S TRIALS (55:2-15, 20-2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Besieged by his foes (55:2-8, 10-11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Besieged by his foes (55:2-8, 10-11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injustice David suffers (55:2-8, 10-11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injustice David suffers (55:2-8, 10-11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His enemies threaten him (55:2-8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city is filled with wickedness (55:10-11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Besieged by his foes (55:2-8, 10-11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injustice David suffers (55:2-8, 10-11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justice David seeks (55:9, 15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justice David seeks (55:9, 15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Confuse my foes! (55:9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Consume my foes! (55:15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Besieged by his foes (55:2-8, 10-11)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 injustice David suffers (55:2-8, 10-11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justice David seeks (55:9, 15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DAVID'S TRIALS (55:2-15, 20-21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Besieged by his foes (55:2-8, 10-11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Betrayed by his friend (55:12-14, 20-21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Betrayed by his friend (55:12-14, 20-21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friend's closeness (55:12-14):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friend's corruptness (55:20-21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DAVID'S TRIALS (55:2-15, 20-21)<text:s text:c="1"/></text:span><text:span text:style-name="a552" text:class-names=""/></text:p>
          </draw:text-box>
          <svg:title/>
          <svg:desc/>
        </draw:frame>
        <draw:frame draw:id="id102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Besieged by his foes (55:2-8, 10-11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Betrayed by his friend (55:12-14, 20-21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PSALM 55<text:s text:c="1"/></text:span><text:span text:style-name="a567" text:class-names=""/></text:p>
          </draw:text-box>
          <svg:title/>
          <svg:desc/>
        </draw:frame>
        <draw:frame draw:id="id104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DAVID'S TRIALS (55:2-15, 20-21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DAVID'S TESTIMONY (55:1, 16-19, 22-23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55 </dc:title>
    <meta:initial-creator>David STRICKLAND</meta:initial-creator>
    <dc:creator>David STRICKLAND</dc:creator>
    <meta:creation-date>2020-02-23T23:19:20Z</meta:creation-date>
    <dc:date>2020-02-23T23:19:20Z</dc:date>
    <meta:template xlink:href="BibleStudy" xlink:type="simple"/>
    <meta:editing-cycles>1</meta:editing-cycles>
    <meta:editing-duration>PT0S</meta:editing-duration>
    <meta:document-statistic meta:paragraph-count="30" meta:word-count="256"/>
  </office:meta>
</office:document-meta>
</file>